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7525" officeooo:paragraph-rsid="0007eb2f" style:font-weight-asian="normal" style:font-weight-complex="normal"/>
    </style:style>
    <style:style style:name="P2" style:family="paragraph" style:parent-style-name="Standard">
      <style:text-properties fo:font-weight="bold" officeooo:rsid="0007eb2f" officeooo:paragraph-rsid="0007eb2f" style:font-weight-asian="bold" style:font-weight-complex="bold"/>
    </style:style>
    <style:style style:name="P3" style:family="paragraph" style:parent-style-name="Standard">
      <style:text-properties fo:font-weight="bold" officeooo:rsid="0007eb2f" officeooo:paragraph-rsid="000a892a" style:font-weight-asian="bold" style:font-weight-complex="bold"/>
    </style:style>
    <style:style style:name="P4" style:family="paragraph" style:parent-style-name="Standard">
      <style:text-properties fo:font-weight="bold" officeooo:rsid="000d56eb" officeooo:paragraph-rsid="000d56eb" style:font-weight-asian="bold" style:font-weight-complex="bold"/>
    </style:style>
    <style:style style:name="P5" style:family="paragraph" style:parent-style-name="Standard">
      <style:text-properties fo:font-weight="normal" officeooo:rsid="000a892a" officeooo:paragraph-rsid="000a892a" style:font-weight-asian="normal" style:font-weight-complex="normal"/>
    </style:style>
    <style:style style:name="P6" style:family="paragraph" style:parent-style-name="Standard">
      <style:text-properties fo:font-weight="bold" officeooo:rsid="000d56eb" officeooo:paragraph-rsid="000d56eb" style:font-weight-asian="bold" style:font-weight-complex="bold"/>
    </style:style>
    <style:style style:name="P7" style:family="paragraph" style:parent-style-name="Standard">
      <style:text-properties fo:font-weight="bold" officeooo:rsid="000e6099" officeooo:paragraph-rsid="000e6099" style:font-weight-asian="bold" style:font-weight-complex="bold"/>
    </style:style>
    <style:style style:name="P8" style:family="paragraph" style:parent-style-name="Standard">
      <style:text-properties fo:font-weight="bold" officeooo:rsid="000e6099" officeooo:paragraph-rsid="000f9358" style:font-weight-asian="bold" style:font-weight-complex="bold"/>
    </style:style>
    <style:style style:name="P9" style:family="paragraph" style:parent-style-name="Standard">
      <style:text-properties fo:font-weight="bold" officeooo:rsid="000e6099" officeooo:paragraph-rsid="0012dff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892a" style:font-weight-asian="normal" style:font-weight-complex="normal"/>
    </style:style>
    <style:style style:name="T3" style:family="text">
      <style:text-properties fo:font-weight="normal" officeooo:rsid="000d56eb" style:font-weight-asian="normal" style:font-weight-complex="normal"/>
    </style:style>
    <style:style style:name="T4" style:family="text">
      <style:text-properties fo:font-weight="normal" officeooo:rsid="000f58c8" style:font-weight-asian="normal" style:font-weight-complex="normal"/>
    </style:style>
    <style:style style:name="T5" style:family="text">
      <style:text-properties fo:font-weight="normal" officeooo:rsid="000f9358" style:font-weight-asian="normal" style:font-weight-complex="normal"/>
    </style:style>
    <style:style style:name="T6" style:family="text">
      <style:text-properties fo:font-weight="normal" officeooo:rsid="000fdabe" style:font-weight-asian="normal" style:font-weight-complex="normal"/>
    </style:style>
    <style:style style:name="T7" style:family="text">
      <style:text-properties fo:font-weight="normal" officeooo:rsid="00116166" style:font-weight-asian="normal" style:font-weight-complex="normal"/>
    </style:style>
    <style:style style:name="T8" style:family="text">
      <style:text-properties fo:font-weight="normal" officeooo:rsid="0012dff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4:</text:p>
      <text:p text:style-name="P2"><text:tab/><text:span text:style-name="T2">En el apartado a) hemos realizado el ejercicio propuesto. Para ello creamos una estructura info, que inicializamos con la información introducida por el usuario, la cual luego pasamos como argumento a los hilos que ejecutan la función de multiplicación de escalar por matriz.</text:span></text:p>
      <text:p text:style-name="P3"><text:tab/><text:span text:style-name="T2">En el apartado b) optamos por agregar a nuestra estructura “Info” dos nuevos punteros a entero. </text:span><text:span text:style-name="T3">Cada hilo tiene su propia estructura info pero para establecer comunicación hicimos que ambas estructuras apuntaran a los mismos enteros (mismas posiciones de memoria).</text:span><text:span text:style-name="T2"> Cada hilo almacenará en uno de los </text:span><text:span text:style-name="T3">enteros</text:span><text:span text:style-name="T2"> la fila por la que se va ejecutando, a su vez podrá acceder a la estructura y por ello al puntero donde se almacena la fila por la que se va ejecutando el otro hilo y, de este modo, imprimirlo por pantalla. </text:span></text:p>
      <text:p text:style-name="P5"><text:tab/>Este ejercicio nos permite ver como dos hilos pueden acceder a las mismas posiciones de memoria compartiendo variables, sin necesidad de crear tuberías. <text:s/></text:p>
      <text:p text:style-name="P1"/>
      <text:p text:style-name="P4">Ejercicio 6:</text:p>
      <text:p text:style-name="P4"><text:tab/><text:span text:style-name="T1">En este ejercicio podemos ver como las señales enviadas a través de la función ‘kill’ afectan a otros procesos. En el ejercicio propuesto vemos como la función kill devuelve que la señal ha sido correctamente enviada a pesar de que el proceso al que se envía la señal, ha <text:s/>probablemente finalizado. Variando un poco los tiempos de ‘sleep’ observamos que el retorno de la función kill es independiente de que esta señal llegue, o no, finalmente al proceso, sino que nos confirma, únicamente, que la señal será procesada y enviada por el sistema operativo. </text:span></text:p>
      <text:p text:style-name="P4"><text:span text:style-name="T1"/></text:p>
      <text:p text:style-name="P7">Ejercicio 10:</text:p>
      <text:p text:style-name="P7"><text:tab/><text:span text:style-name="T1">Para este ejercicio realizamos una primera version , ejercicio10sinSleep.c, en la cual implementamos lo solicitado sin tener en cuenta ninguna sincronización y eliminando el sleep del proceso B. Resultó que el resultado del programa era tremendamente inconsistente, examinaremos ahora algunos de los resultados obtenidos:</text:span></text:p>
      <text:p text:style-name="P7"><text:span text:style-name="T1"><text:tab/>En uno de los casos el programa no escribía nada en el fichero. Esto ocurre cuando se ejecuta primero todo el proceso padre, este proceso intenta leer de un fichero vacío a lo cual simplemente se devuelve el carácter de fin de fichero. Como está en bucle, lee entonces 50 veces el final de fichero y finaliza la ejecución, sin que ningún proceso hijo se haya podido ejecutar. Finalmente elimina el proceso hijo y finaliza la ejecución.</text:span></text:p>
      <text:p text:style-name="P8"><text:span text:style-name="T1"><text:tab/>Otro caso distinto fue en el que el programa se ejecutaba de forma aparentemente normal. Se escribían las palabras en el fichero y el padre los iba leyendo y abriendo nuevos procesos cuando fuere necesario. Imprimiendo las palabras le</text:span><text:span text:style-name="T4">í</text:span><text:span text:style-name="T1">das, se observaba que, </text:span><text:span text:style-name="T4">en efecto, se leían 50 palabras.</text:span></text:p>
      <text:p text:style-name="P8"><text:span text:style-name="T4"><text:tab/></text:span><text:span text:style-name="T5">Por último, tuvimos varios casos intermedios en los que, por ejemplo, funcionaban las primera 5 o las últimas 5 lecturas del fichero. Esto puede ocurrir combinando las dos situaciones explicadas anteriormente.</text:span></text:p>
      <text:p text:style-name="P8"><text:span text:style-name="T5"/></text:p>
      <text:p text:style-name="P8"><text:span text:style-name="T5"><text:tab/>Luego realizamos una segunda version, ejercicio10conSleep.c, en la que </text:span><text:span text:style-name="T6">no</text:span><text:span text:style-name="T5"> tuvimos en <text:s/><text:tab/>cuenta la sincronización pero sí utilizamos el sleep. </text:span><text:span text:style-name="T6"><text:s/>En este caso el comportamiento fue más complejo. A pesar de no estar sincronizados el funcionamiento del código parece correcto, lo que ocurre es que como el proceso B tenía que esperar 5 segundos, al proceso A le da tiempo de escribir en el fichero hasta que aleatoriamente escribe “FIN”, en cuyo caso simplemente termina su ejecución. Luego el proceso B empieza a leer, </text:span><text:span text:style-name="T7">pero para entonces ya no existe ningun problema puesto que A ha finalizado</text:span><text:span text:style-name="T6">. </text:span><text:span text:style-name="T7">La causa de que los problemas de sincronización no sean evidentes es la lentitud del proceso B, sin embargo, podría ocurrir un imporbable </text:span><text:span text:style-name="T6"><text:s/></text:span><text:span text:style-name="T7">caso en el que el resultado del programa sea inesperado.</text:span></text:p>
      <text:p text:style-name="P9"><text:span text:style-name="T7"><text:tab/>Por ello añadimos una tercera versión en la que proponemos un método para sincronizar los dos procesos. </text:span><text:span text:style-name="T8">Creamos un manejador de señales para SIGUSR1 en la cual unicamente imprimimos la string “Inicia la siguiente tanda de lectura:”, y agregamos al main un flag que inicializamos a cero. Entonces </text:span><text:soft-page-break/><text:span text:style-name="T8">justo antes de que el padre intente leer fichero hacemos un if en el que vemos si el flag esta a cero, en caso de que lo este lo ponemos a 1 y llamamos a la funcion pause. Luego se ejecutará el hijo y solo cuando termine su escritura mandará al padre la señal SIGUSR1 permitiéndole a este leer el fichero, leerá sucesivamente hasta que encuentre FIN (no volverá a llamar a pause gracias al flag) y una vez llega a fin antes de inicializar el nuevo proceso hijo que escriba en el fichero colocamos el flag a cero. Entonces se repetirá la misma sincronización. Podemos ver en la ejecución que este código nos da una salida correc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23:20:44.532929999</meta:creation-date>
    <dc:date>2017-03-11T15:18:10.239159226</dc:date>
    <meta:editing-duration>PT37M5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13" meta:word-count="752" meta:character-count="4512" meta:non-whitespace-character-count="3754"/>
  </office:meta>
</office:document-meta>
</file>